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fill="solid" draw:fill-color="#99ff66" draw:opacity="20%" draw:textarea-horizontal-align="justify" draw:textarea-vertical-align="middle" draw:auto-grow-height="false" fo:min-height="3.352cm" fo:min-width="13.41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draw:marker-start-width="0.279cm" draw:marker-end-width="0.279cm" draw:fill="solid" draw:fill-color="#ff3333" draw:opacity="2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39cm"/>
    </style:style>
    <style:style style:name="gr8" style:family="graphic" style:parent-style-name="objectwithoutfill">
      <style:graphic-properties svg:stroke-width="0.212cm" svg:stroke-color="#808080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41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212cm" svg:stroke-color="#808080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draw:marker-start-width="0.279cm" draw:marker-end-width="0.279cm" draw:fill="solid" draw:fill-color="#99ff66" draw:opacity="20%" draw:textarea-horizontal-align="justify" draw:textarea-vertical-align="middle" draw:auto-grow-height="false" fo:min-height="3.352cm" fo:min-width="18.307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53cm" draw:marker-start-width="0.279cm" draw:marker-end-width="0.279cm" draw:fill="solid" draw:fill-color="#ff3333" draw:opacity="2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8.207cm" fo:min-width="18.307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8.207cm" fo:min-width="23.26cm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draw:marker-start-width="0.279cm" draw:marker-end-width="0.279cm" draw:fill="solid" draw:fill-color="#99ff66" draw:opacity="20%" draw:textarea-horizontal-align="justify" draw:textarea-vertical-align="middle" draw:auto-grow-height="false" fo:min-height="4.892cm" fo:min-width="23.26cm" fo:padding-top="0.151cm" fo:padding-bottom="0.151cm" fo:padding-left="0.276cm" fo:padding-right="0.276cm"/>
    </style:style>
    <style:style style:name="P1" style:family="paragraph">
      <loext:graphic-properties draw:fill="solid" draw:fill-color="#99ff66" draw:opacity="20%"/>
      <style:paragraph-properties fo:text-align="center"/>
    </style:style>
    <style:style style:name="P2" style:family="paragraph">
      <loext:graphic-properties draw:fill="solid" draw:fill-color="#ff3333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  <style:text-properties style:font-name="Monaco" fo:font-size="16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weight="bold"/>
    </style:style>
    <style:style style:name="P9" style:family="paragraph">
      <loext:graphic-properties draw:fill="none" draw:fill-color="#ffffff"/>
      <style:paragraph-properties fo:text-align="start"/>
      <style:text-properties fo:font-size="14pt" fo:font-weight="bold" style:font-size-asian="14pt" style:font-size-complex="14pt"/>
    </style:style>
    <style:style style:name="P10" style:family="paragraph">
      <loext:graphic-properties draw:fill="none" draw:fill-color="#ffffff"/>
      <style:text-properties style:font-name="Monaco1" fo:font-size="14pt" style:font-size-asian="14pt" style:font-size-complex="14pt"/>
    </style:style>
    <style:style style:name="P11" style:family="paragraph">
      <loext:graphic-properties draw:fill="solid" draw:fill-color="#6666ff" draw:opacity="20%"/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style:font-name="Monaco1" fo:font-size="11pt" style:font-size-asian="11pt" style:font-size-complex="11pt"/>
    </style:style>
    <style:style style:name="P14" style:family="paragraph">
      <style:text-properties style:text-line-through-style="solid" style:text-line-through-type="single"/>
    </style:style>
    <style:style style:name="P15" style:family="paragraph">
      <loext:graphic-properties draw:fill="none" draw:fill-color="#ffffff"/>
      <style:text-properties style:text-line-through-style="solid" style:text-line-through-type="single" style:font-name="Monaco1" fo:font-size="14pt" style:font-size-asian="14pt" style:font-size-complex="14pt"/>
    </style:style>
    <style:style style:name="T1" style:family="text">
      <style:text-properties style:font-name="Monaco" fo:font-size="16pt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onaco1" fo:font-size="14pt" style:font-size-asian="14pt" style:font-size-complex="14pt"/>
    </style:style>
    <style:style style:name="T5" style:family="text">
      <style:text-properties style:font-name="Monaco1" fo:font-size="11pt" style:font-size-asian="11pt" style:font-size-complex="11pt"/>
    </style:style>
    <style:style style:name="T6" style:family="text">
      <style:text-properties style:text-line-through-style="solid" style:text-line-through-type="single" style:font-name="Monac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" draw:start-glue-point="3" draw:end-shape="id2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" draw:start-glue-point="3" draw:end-shape="id1" svg:d="M12969 11744h-1571" svg:viewBox="0 0 1572 1">
          <text:p/>
        </draw:connector>
        <draw:custom-shape draw:style-name="gr5" draw:text-style-name="P6" xml:id="id4" draw:id="id4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4" draw:start-glue-point="2" draw:end-shape="id3" svg:d="M14683 10379v730" svg:viewBox="0 0 1 731">
          <text:p/>
        </draw:connector>
        <draw:custom-shape draw:style-name="gr5" draw:text-style-name="P6" xml:id="id5" draw:id="id5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5" draw:start-glue-point="0" draw:end-shape="id3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7" draw:id="id7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6" draw:start-glue-point="3" draw:end-shape="id7" svg:d="M7969 4730h-1571" svg:viewBox="0 0 1572 1">
          <text:p/>
        </draw:connector>
        <draw:connector draw:style-name="gr4" draw:text-style-name="P5" draw:layer="layout" svg:x1="12.969cm" svg:y1="4.73cm" svg:x2="11.398cm" svg:y2="4.73cm" draw:start-shape="id8" draw:start-glue-point="3" draw:end-shape="id6" svg:d="M12969 4730h-1571" svg:viewBox="0 0 1572 1">
          <text:p/>
        </draw:connector>
        <draw:custom-shape draw:style-name="gr5" draw:text-style-name="P6" xml:id="id9" draw:id="id9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9" draw:start-glue-point="0" draw:end-shape="id8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8" draw:text-style-name="P7" draw:layer="layout" svg:x1="9.7cm" svg:y1="8.89cm" svg:x2="9.7cm" svg:y2="7.591cm" draw:start-shape="id10" draw:start-glue-point="0" draw:end-shape="id11" draw:end-glue-point="2" svg:d="M9700 8890v-1299" svg:viewBox="0 0 1 1300">
          <text:p/>
        </draw:connector>
        <draw:frame draw:style-name="gr9" draw:text-style-name="P10" draw:layer="layout" svg:width="7.91cm" svg:height="0.869cm" svg:x="10.025cm" svg:y="7.839cm">
          <draw:text-box>
            <text:p><text:span text:style-name="T4">git push origin master</text:span></text:p>
          </draw:text-box>
        </draw:frame>
      </draw:page>
      <draw:page draw:name="page2" draw:style-name="dp1" draw:master-page-name="Default">
        <draw:custom-shape draw:style-name="gr1" draw:text-style-name="P1" xml:id="id22" draw:id="id22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21" draw:id="id21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2" draw:start-glue-point="3" draw:end-shape="id13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14" draw:start-glue-point="3" draw:end-shape="id12" svg:d="M12969 11744h-1571" svg:viewBox="0 0 1572 1">
          <text:p/>
        </draw:connector>
        <draw:custom-shape draw:style-name="gr5" draw:text-style-name="P6" xml:id="id15" draw:id="id15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15" draw:start-glue-point="2" draw:end-shape="id14" svg:d="M14683 10379v730" svg:viewBox="0 0 1 731">
          <text:p/>
        </draw:connector>
        <draw:custom-shape draw:style-name="gr5" draw:text-style-name="P6" xml:id="id16" draw:id="id16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16" draw:start-glue-point="0" draw:end-shape="id14" svg:d="M14683 13109v-730" svg:viewBox="0 0 1 731">
          <text:p/>
        </draw:connector>
        <draw:frame draw:style-name="gr6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8" draw:id="id18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7" draw:start-glue-point="3" draw:end-shape="id18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9" draw:start-glue-point="3" draw:end-shape="id17" svg:d="M12969 4730h-1571" svg:viewBox="0 0 1572 1">
          <text:p/>
        </draw:connector>
        <draw:custom-shape draw:style-name="gr5" draw:text-style-name="P6" xml:id="id20" draw:id="id20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20" draw:start-glue-point="0" draw:end-shape="id19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11" draw:text-style-name="P7" draw:layer="layout" svg:x1="9.7cm" svg:y1="8.89cm" svg:x2="9.7cm" svg:y2="7.591cm" draw:start-shape="id21" draw:start-glue-point="0" draw:end-shape="id22" draw:end-glue-point="2" svg:d="M9700 8890v-1299" svg:viewBox="0 0 1 1300">
          <text:p/>
        </draw:connector>
        <draw:frame draw:style-name="gr9" draw:text-style-name="P13" draw:layer="layout" svg:width="9.35cm" svg:height="1.225cm" svg:x="10.025cm" svg:y="7.639cm">
          <draw:text-box>
            <text:p text:style-name="P12"><text:span text:style-name="T5">git clone</text:span></text:p>
            <text:p text:style-name="P12"><text:span text:style-name="T5">git@github.com:PersonA/github-demo.git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" draw:id="id2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23" draw:start-glue-point="3" draw:end-shape="id2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25" draw:start-glue-point="3" draw:end-shape="id23" svg:d="M12969 11744h-1571" svg:viewBox="0 0 1572 1">
          <text:p/>
        </draw:connector>
        <draw:custom-shape draw:style-name="gr5" draw:text-style-name="P6" xml:id="id26" draw:id="id2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26" draw:start-glue-point="2" draw:end-shape="id25" svg:d="M14683 10379v730" svg:viewBox="0 0 1 731">
          <text:p/>
        </draw:connector>
        <draw:custom-shape draw:style-name="gr5" draw:text-style-name="P6" xml:id="id27" draw:id="id27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27" draw:start-glue-point="0" draw:end-shape="id28" svg:d="M19683 13109v-730" svg:viewBox="0 0 1 731">
          <text:p/>
        </draw:connector>
        <draw:frame draw:style-name="gr6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30" draw:id="id30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29" draw:start-glue-point="3" draw:end-shape="id3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31" draw:start-glue-point="3" draw:end-shape="id29" svg:d="M12969 4730h-1571" svg:viewBox="0 0 1572 1">
          <text:p/>
        </draw:connector>
        <draw:custom-shape draw:style-name="gr5" draw:text-style-name="P6" xml:id="id32" draw:id="id32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32" draw:start-glue-point="0" draw:end-shape="id31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28" draw:id="id28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28" draw:start-glue-point="3" draw:end-shape="id25" svg:d="M17969 11744h-1571" svg:viewBox="0 0 1572 1">
          <text:p/>
        </draw:connector>
      </draw:page>
      <draw:page draw:name="page4" draw:style-name="dp1" draw:master-page-name="Default">
        <draw:custom-shape draw:style-name="gr13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33" draw:start-glue-point="3" draw:end-shape="id3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5" draw:start-glue-point="3" draw:end-shape="id33" svg:d="M12969 11744h-1571" svg:viewBox="0 0 1572 1">
          <text:p/>
        </draw:connector>
        <draw:custom-shape draw:style-name="gr5" draw:text-style-name="P6" xml:id="id36" draw:id="id3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36" draw:start-glue-point="2" draw:end-shape="id35" svg:d="M14683 10379v730" svg:viewBox="0 0 1 731">
          <text:p/>
        </draw:connector>
        <draw:custom-shape draw:style-name="gr5" draw:text-style-name="P6" xml:id="id37" draw:id="id37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37" draw:start-glue-point="0" draw:end-shape="id35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39" draw:id="id39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38" draw:start-glue-point="3" draw:end-shape="id39" svg:d="M7969 4730h-1571" svg:viewBox="0 0 1572 1">
          <text:p/>
        </draw:connector>
        <draw:connector draw:style-name="gr4" draw:text-style-name="P5" draw:layer="layout" svg:x1="12.969cm" svg:y1="4.73cm" svg:x2="11.398cm" svg:y2="4.73cm" draw:start-shape="id40" draw:start-glue-point="3" draw:end-shape="id38" svg:d="M12969 4730h-1571" svg:viewBox="0 0 1572 1">
          <text:p/>
        </draw:connector>
        <draw:custom-shape draw:style-name="gr5" draw:text-style-name="P6" xml:id="id41" draw:id="id41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41" draw:start-glue-point="0" draw:end-shape="id42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42" draw:id="id42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42" draw:start-glue-point="3" draw:end-shape="id40" svg:d="M17969 4744h-786v-14h-785" svg:viewBox="0 0 1572 15">
          <text:p/>
        </draw:connector>
      </draw:page>
      <draw:page draw:name="page5" draw:style-name="dp1" draw:master-page-name="Default">
        <draw:custom-shape draw:style-name="gr13" draw:text-style-name="P1" xml:id="id55" draw:id="id55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54" draw:id="id54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4" draw:id="id4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" draw:id="id4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" draw:id="id4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43" draw:start-glue-point="3" draw:end-shape="id4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45" draw:start-glue-point="3" draw:end-shape="id43" svg:d="M12969 11744h-1571" svg:viewBox="0 0 1572 1">
          <text:p/>
        </draw:connector>
        <draw:custom-shape draw:style-name="gr5" draw:text-style-name="P6" xml:id="id46" draw:id="id46" draw:layer="layout" svg:width="3.429cm" svg:height="1.27cm" svg:x="17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379cm" svg:x2="19.683cm" svg:y2="11.109cm" draw:start-shape="id46" draw:start-glue-point="2" draw:end-shape="id47" svg:d="M19683 10379v730" svg:viewBox="0 0 1 731">
          <text:p/>
        </draw:connector>
        <draw:custom-shape draw:style-name="gr5" draw:text-style-name="P6" xml:id="id48" draw:id="id48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48" draw:start-glue-point="0" draw:end-shape="id45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50" draw:id="id50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" draw:id="id51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49" draw:start-glue-point="3" draw:end-shape="id5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51" draw:start-glue-point="3" draw:end-shape="id49" svg:d="M12969 4730h-1571" svg:viewBox="0 0 1572 1">
          <text:p/>
        </draw:connector>
        <draw:custom-shape draw:style-name="gr5" draw:text-style-name="P6" xml:id="id52" draw:id="id52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52" draw:start-glue-point="0" draw:end-shape="id53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53" draw:id="id53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53" draw:start-glue-point="3" draw:end-shape="id51" svg:d="M17969 4744h-786v-14h-785" svg:viewBox="0 0 1572 15">
          <text:p/>
        </draw:connector>
        <draw:custom-shape draw:style-name="gr3" draw:text-style-name="P4" xml:id="id47" draw:id="id47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47" draw:start-glue-point="3" draw:end-shape="id45" svg:d="M17969 11744h-1571" svg:viewBox="0 0 1572 1">
          <text:p/>
        </draw:connector>
        <draw:connector draw:style-name="gr11" draw:text-style-name="P7" draw:layer="layout" svg:x1="12.144cm" svg:y1="8.89cm" svg:x2="12.144cm" svg:y2="7.591cm" draw:start-shape="id54" draw:end-shape="id55" svg:d="M12144 8890v-1299" svg:viewBox="0 0 1 1300">
          <text:p/>
        </draw:connector>
        <draw:frame draw:style-name="gr9" draw:text-style-name="P10" draw:layer="layout" svg:width="7.91cm" svg:height="0.869cm" svg:x="12.629cm" svg:y="7.824cm">
          <draw:text-box>
            <text:p><text:span text:style-name="T4">git fetch origin</text:span></text:p>
          </draw:text-box>
        </draw:frame>
      </draw:page>
      <draw:page draw:name="page6" draw:style-name="dp1" draw:master-page-name="Default">
        <draw:custom-shape draw:style-name="gr13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7" draw:id="id57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" draw:id="id58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56" draw:start-glue-point="3" draw:end-shape="id57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58" draw:start-glue-point="3" draw:end-shape="id56" svg:d="M12969 11744h-1571" svg:viewBox="0 0 1572 1">
          <text:p/>
        </draw:connector>
        <draw:custom-shape draw:style-name="gr5" draw:text-style-name="P6" xml:id="id59" draw:id="id59" draw:layer="layout" svg:width="3.429cm" svg:height="1.27cm" svg:x="17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379cm" svg:x2="19.683cm" svg:y2="11.109cm" draw:start-shape="id59" draw:start-glue-point="2" draw:end-shape="id60" svg:d="M19683 10379v730" svg:viewBox="0 0 1 731">
          <text:p/>
        </draw:connector>
        <draw:custom-shape draw:style-name="gr5" draw:text-style-name="P6" xml:id="id61" draw:id="id61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61" draw:start-glue-point="0" draw:end-shape="id60" draw:end-glue-point="2" svg:d="M19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63" draw:id="id63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" draw:id="id62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" draw:id="id64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62" draw:start-glue-point="3" draw:end-shape="id63" svg:d="M7969 4730h-1571" svg:viewBox="0 0 1572 1">
          <text:p/>
        </draw:connector>
        <draw:connector draw:style-name="gr4" draw:text-style-name="P5" draw:layer="layout" svg:x1="12.969cm" svg:y1="4.73cm" svg:x2="11.398cm" svg:y2="4.73cm" draw:start-shape="id64" draw:start-glue-point="3" draw:end-shape="id62" svg:d="M12969 4730h-1571" svg:viewBox="0 0 1572 1">
          <text:p/>
        </draw:connector>
        <draw:custom-shape draw:style-name="gr5" draw:text-style-name="P6" xml:id="id65" draw:id="id65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65" draw:start-glue-point="0" draw:end-shape="id66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66" draw:id="id66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66" draw:start-glue-point="3" draw:end-shape="id64" svg:d="M17969 4744h-786v-14h-785" svg:viewBox="0 0 1572 15">
          <text:p/>
        </draw:connector>
        <draw:custom-shape draw:style-name="gr3" draw:text-style-name="P4" xml:id="id60" draw:id="id60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60" draw:start-glue-point="3" draw:end-shape="id58" svg:d="M17969 11744h-1571" svg:viewBox="0 0 1572 1">
          <text:p/>
        </draw:connector>
        <draw:frame draw:style-name="gr9" draw:text-style-name="P10" draw:layer="layout" svg:width="7.91cm" svg:height="0.869cm" svg:x="12.629cm" svg:y="7.824cm">
          <draw:text-box>
            <text:p><text:span text:style-name="T4">git merge origin/master</text:span></text:p>
          </draw:text-box>
        </draw:frame>
      </draw:page>
      <draw:page draw:name="page7" draw:style-name="dp1" draw:master-page-name="Default">
        <draw:custom-shape draw:style-name="gr13" draw:text-style-name="P1" xml:id="id78" draw:id="id78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79" draw:id="id79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8" draw:id="id68" draw:layer="layout" svg:width="3.429cm" svg:height="1.27cm" svg:x="2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" draw:id="id67" draw:layer="layout" svg:width="3.429cm" svg:height="1.27cm" svg:x="7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" draw:id="id69" draw:layer="layout" svg:width="3.429cm" svg:height="1.27cm" svg:x="12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67" draw:start-glue-point="3" draw:end-shape="id68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69" draw:start-glue-point="3" draw:end-shape="id67" svg:d="M12969 11744h-1571" svg:viewBox="0 0 1572 1">
          <text:p/>
        </draw:connector>
        <draw:custom-shape draw:style-name="gr5" draw:text-style-name="P6" xml:id="id70" draw:id="id70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70" draw:start-glue-point="2" draw:end-shape="id69" svg:d="M14683 10379v730" svg:viewBox="0 0 1 731">
          <text:p/>
        </draw:connector>
        <draw:custom-shape draw:style-name="gr5" draw:text-style-name="P6" xml:id="id71" draw:id="id71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71" draw:start-glue-point="0" draw:end-shape="id72" svg:d="M19683 13109v-730" svg:viewBox="0 0 1 731">
          <text:p/>
        </draw:connector>
        <draw:frame draw:style-name="gr6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74" draw:id="id74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" draw:id="id73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" draw:id="id75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73" draw:start-glue-point="3" draw:end-shape="id74" svg:d="M7969 4730h-1571" svg:viewBox="0 0 1572 1">
          <text:p/>
        </draw:connector>
        <draw:connector draw:style-name="gr4" draw:text-style-name="P5" draw:layer="layout" svg:x1="12.969cm" svg:y1="4.73cm" svg:x2="11.398cm" svg:y2="4.73cm" draw:start-shape="id75" draw:start-glue-point="3" draw:end-shape="id73" svg:d="M12969 4730h-1571" svg:viewBox="0 0 1572 1">
          <text:p/>
        </draw:connector>
        <draw:custom-shape draw:style-name="gr5" draw:text-style-name="P6" xml:id="id76" draw:id="id76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76" draw:start-glue-point="0" draw:end-shape="id77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72" draw:id="id72" draw:layer="layout" svg:width="3.429cm" svg:height="1.27cm" svg:x="17.969cm" svg:y="11.1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72" draw:start-glue-point="3" draw:end-shape="id69" svg:d="M17969 11744h-1571" svg:viewBox="0 0 1572 1">
          <text:p/>
        </draw:connector>
        <draw:custom-shape draw:style-name="gr3" draw:text-style-name="P4" xml:id="id77" draw:id="id77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77" draw:end-shape="id75" svg:d="M17969 4730h-1571" svg:viewBox="0 0 1572 1">
          <text:p/>
        </draw:connector>
        <draw:connector draw:style-name="gr11" draw:text-style-name="P7" draw:layer="layout" svg:x1="12.144cm" svg:y1="7.591cm" svg:x2="12.144cm" svg:y2="8.89cm" draw:start-shape="id78" draw:end-shape="id79" svg:d="M12144 7591v1299" svg:viewBox="0 0 1 1300">
          <text:p/>
        </draw:connector>
        <draw:frame draw:style-name="gr9" draw:text-style-name="P15" draw:layer="layout" svg:width="7.91cm" svg:height="0.869cm" svg:x="12.371cm" svg:y="7.719cm">
          <draw:text-box>
            <text:p text:style-name="P14"><text:span text:style-name="T6">git push origin master</text:span></text:p>
          </draw:text-box>
        </draw:frame>
        <draw:line draw:style-name="gr15" draw:text-style-name="P7" draw:layer="layout" svg:x1="11.614cm" svg:y1="8.747cm" svg:x2="12.63cm" svg:y2="7.731cm">
          <text:p/>
        </draw:line>
        <draw:line draw:style-name="gr15" draw:text-style-name="P7" draw:layer="layout" svg:x1="12.557cm" svg:y1="8.747cm" svg:x2="11.73cm" svg:y2="7.731cm">
          <text:p/>
        </draw:line>
      </draw:page>
      <draw:page draw:name="page8" draw:style-name="dp1" draw:master-page-name="Default">
        <draw:custom-shape draw:style-name="gr13" draw:text-style-name="P1" xml:id="id93" draw:id="id93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92" draw:id="id92" draw:layer="layout" svg:width="18.859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81" draw:id="id81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0" draw:id="id80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2" draw:id="id82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80" draw:start-glue-point="3" draw:end-shape="id81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82" draw:start-glue-point="3" draw:end-shape="id80" svg:d="M12969 13144h-1571" svg:viewBox="0 0 1572 1">
          <text:p/>
        </draw:connector>
        <draw:custom-shape draw:style-name="gr5" draw:text-style-name="P6" xml:id="id90" draw:id="id90" draw:layer="layout" svg:width="3.429cm" svg:height="1.27cm" svg:x="17.969cm" svg:y="9.0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3" draw:id="id83" draw:layer="layout" svg:width="3.429cm" svg:height="1.27cm" svg:x="17.969cm" svg:y="16.0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6.009cm" svg:x2="19.683cm" svg:y2="15.279cm" draw:start-shape="id83" draw:start-glue-point="0" draw:end-shape="id84" svg:d="M19683 16009v-730" svg:viewBox="0 0 1 731">
          <text:p/>
        </draw:connector>
        <draw:frame draw:style-name="gr6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86" draw:id="id86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5" draw:id="id85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7" draw:id="id87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85" draw:start-glue-point="3" draw:end-shape="id86" svg:d="M7969 4730h-1571" svg:viewBox="0 0 1572 1">
          <text:p/>
        </draw:connector>
        <draw:connector draw:style-name="gr4" draw:text-style-name="P5" draw:layer="layout" svg:x1="12.969cm" svg:y1="4.73cm" svg:x2="11.398cm" svg:y2="4.73cm" draw:start-shape="id87" draw:start-glue-point="3" draw:end-shape="id85" svg:d="M12969 4730h-1571" svg:viewBox="0 0 1572 1">
          <text:p/>
        </draw:connector>
        <draw:custom-shape draw:style-name="gr5" draw:text-style-name="P6" xml:id="id88" draw:id="id88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88" draw:start-glue-point="0" draw:end-shape="id89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84" draw:id="id84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84" draw:start-glue-point="3" draw:end-shape="id82" svg:d="M17969 14644h-786v-1500h-785" svg:viewBox="0 0 1572 1501">
          <text:p/>
        </draw:connector>
        <draw:custom-shape draw:style-name="gr3" draw:text-style-name="P4" xml:id="id89" draw:id="id89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89" draw:end-shape="id87" svg:d="M17969 4730h-1571" svg:viewBox="0 0 1572 1">
          <text:p/>
        </draw:connector>
        <draw:custom-shape draw:style-name="gr3" draw:text-style-name="P4" xml:id="id91" draw:id="id91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279cm" svg:x2="19.683cm" svg:y2="10.995cm" draw:start-shape="id90" draw:start-glue-point="2" draw:end-shape="id91" draw:end-glue-point="0" svg:d="M19683 10279v716" svg:viewBox="0 0 1 717">
          <text:p/>
        </draw:connector>
        <draw:connector draw:style-name="gr4" draw:text-style-name="P7" draw:layer="layout" svg:x1="17.969cm" svg:y1="11.63cm" svg:x2="16.398cm" svg:y2="13.144cm" draw:start-shape="id91" draw:start-glue-point="3" draw:end-shape="id82" svg:d="M17969 11630h-786v1514h-785" svg:viewBox="0 0 1572 1515">
          <text:p/>
        </draw:connector>
        <draw:connector draw:style-name="gr11" draw:text-style-name="P7" draw:layer="layout" svg:x1="12.144cm" svg:y1="8.893cm" svg:x2="12.144cm" svg:y2="7.591cm" draw:start-shape="id92" draw:end-shape="id93" svg:d="M12144 8893v-1302" svg:viewBox="0 0 1 1303">
          <text:p/>
        </draw:connector>
        <draw:frame draw:style-name="gr9" draw:text-style-name="P10" draw:layer="layout" svg:width="7.91cm" svg:height="0.869cm" svg:x="12.5cm" svg:y="7.772cm">
          <draw:text-box>
            <text:p><text:span text:style-name="T4">git fetch origin</text:span></text:p>
          </draw:text-box>
        </draw:frame>
      </draw:page>
      <draw:page draw:name="page9" draw:style-name="dp1" draw:master-page-name="Default">
        <draw:custom-shape draw:style-name="gr13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95" draw:id="id95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4" draw:id="id94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6" draw:id="id96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94" draw:start-glue-point="3" draw:end-shape="id95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96" draw:start-glue-point="3" draw:end-shape="id94" svg:d="M12969 13144h-1571" svg:viewBox="0 0 1572 1">
          <text:p/>
        </draw:connector>
        <draw:custom-shape draw:style-name="gr5" draw:text-style-name="P6" xml:id="id105" draw:id="id105" draw:layer="layout" svg:width="3.429cm" svg:height="1.27cm" svg:x="17.969cm" svg:y="9.0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7" draw:id="id97" draw:layer="layout" svg:width="3.429cm" svg:height="1.27cm" svg:x="22.969cm" svg:y="14.5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4.509cm" svg:x2="24.683cm" svg:y2="13.779cm" draw:start-shape="id97" draw:start-glue-point="0" draw:end-shape="id98" svg:d="M24683 14509v-730" svg:viewBox="0 0 1 731">
          <text:p/>
        </draw:connector>
        <draw:frame draw:style-name="gr6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00" draw:id="id100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9" draw:id="id99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1" draw:id="id101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99" draw:start-glue-point="3" draw:end-shape="id10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01" draw:start-glue-point="3" draw:end-shape="id99" svg:d="M12969 4730h-1571" svg:viewBox="0 0 1572 1">
          <text:p/>
        </draw:connector>
        <draw:custom-shape draw:style-name="gr5" draw:text-style-name="P6" xml:id="id102" draw:id="id102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102" draw:start-glue-point="0" draw:end-shape="id103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104" draw:id="id104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104" draw:start-glue-point="3" draw:end-shape="id96" svg:d="M17969 14644h-786v-1500h-785" svg:viewBox="0 0 1572 1501">
          <text:p/>
        </draw:connector>
        <draw:custom-shape draw:style-name="gr3" draw:text-style-name="P4" xml:id="id103" draw:id="id103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103" draw:end-shape="id101" svg:d="M17969 4730h-1571" svg:viewBox="0 0 1572 1">
          <text:p/>
        </draw:connector>
        <draw:custom-shape draw:style-name="gr3" draw:text-style-name="P4" xml:id="id106" draw:id="id106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279cm" svg:x2="19.683cm" svg:y2="10.995cm" draw:start-shape="id105" draw:start-glue-point="2" draw:end-shape="id106" draw:end-glue-point="0" svg:d="M19683 10279v716" svg:viewBox="0 0 1 717">
          <text:p/>
        </draw:connector>
        <draw:connector draw:style-name="gr4" draw:text-style-name="P7" draw:layer="layout" svg:x1="17.969cm" svg:y1="11.63cm" svg:x2="16.398cm" svg:y2="13.144cm" draw:start-shape="id106" draw:start-glue-point="3" draw:end-shape="id96" svg:d="M17969 11630h-786v1514h-785" svg:viewBox="0 0 1572 1515">
          <text:p/>
        </draw:connector>
        <draw:custom-shape draw:style-name="gr3" draw:text-style-name="P4" xml:id="id98" draw:id="id98" draw:layer="layout" svg:width="3.429cm" svg:height="1.27cm" svg:x="22.969cm" svg:y="12.5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13.144cm" svg:x2="21.398cm" svg:y2="11.63cm" draw:start-shape="id98" draw:start-glue-point="3" draw:end-shape="id106" svg:d="M22969 13144h-786v-1514h-785" svg:viewBox="0 0 1572 1515">
          <text:p/>
        </draw:connector>
        <draw:connector draw:style-name="gr4" draw:text-style-name="P7" draw:layer="layout" svg:x1="22.969cm" svg:y1="13.144cm" svg:x2="21.398cm" svg:y2="14.644cm" draw:start-shape="id98" draw:start-glue-point="3" draw:end-shape="id104" svg:d="M22969 13144h-786v1500h-785" svg:viewBox="0 0 1572 1501">
          <text:p/>
        </draw:connector>
      </draw:page>
      <draw:page draw:name="page10" draw:style-name="dp1" draw:master-page-name="Default">
        <draw:custom-shape draw:style-name="gr18" draw:text-style-name="P1" xml:id="id123" draw:id="id123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22" draw:id="id122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08" draw:id="id108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7" draw:id="id107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9" draw:id="id109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107" draw:start-glue-point="3" draw:end-shape="id108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109" draw:start-glue-point="3" draw:end-shape="id107" svg:d="M12969 13144h-1571" svg:viewBox="0 0 1572 1">
          <text:p/>
        </draw:connector>
        <draw:custom-shape draw:style-name="gr5" draw:text-style-name="P6" xml:id="id117" draw:id="id117" draw:layer="layout" svg:width="3.429cm" svg:height="1.27cm" svg:x="22.969cm" svg:y="10.5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0" draw:id="id110" draw:layer="layout" svg:width="3.429cm" svg:height="1.27cm" svg:x="22.969cm" svg:y="14.5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4.509cm" svg:x2="24.683cm" svg:y2="13.779cm" draw:start-shape="id110" draw:start-glue-point="0" draw:end-shape="id111" svg:d="M24683 14509v-730" svg:viewBox="0 0 1 731">
          <text:p/>
        </draw:connector>
        <draw:frame draw:style-name="gr6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13" draw:id="id113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2" draw:id="id112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4" draw:id="id114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12" draw:start-glue-point="3" draw:end-shape="id113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14" draw:start-glue-point="3" draw:end-shape="id112" svg:d="M12969 4730h-1571" svg:viewBox="0 0 1572 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115" draw:id="id115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115" draw:start-glue-point="3" draw:end-shape="id109" svg:d="M17969 14644h-786v-1500h-785" svg:viewBox="0 0 1572 1501">
          <text:p/>
        </draw:connector>
        <draw:connector draw:style-name="gr4" draw:text-style-name="P7" draw:layer="layout" svg:x1="17.969cm" svg:y1="3.23cm" svg:x2="16.398cm" svg:y2="4.73cm" draw:start-shape="id116" draw:end-shape="id114" svg:d="M17969 3230h-786v1500h-785" svg:viewBox="0 0 1572 1501">
          <text:p/>
        </draw:connector>
        <draw:custom-shape draw:style-name="gr3" draw:text-style-name="P4" xml:id="id118" draw:id="id118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1.779cm" svg:x2="24.683cm" svg:y2="12.509cm" draw:start-shape="id117" draw:start-glue-point="2" draw:end-shape="id111" svg:d="M24683 11779v730" svg:viewBox="0 0 1 731">
          <text:p/>
        </draw:connector>
        <draw:connector draw:style-name="gr4" draw:text-style-name="P7" draw:layer="layout" svg:x1="17.969cm" svg:y1="11.63cm" svg:x2="16.398cm" svg:y2="13.144cm" draw:start-shape="id118" draw:start-glue-point="3" draw:end-shape="id109" svg:d="M17969 11630h-786v1514h-785" svg:viewBox="0 0 1572 1515">
          <text:p/>
        </draw:connector>
        <draw:custom-shape draw:style-name="gr3" draw:text-style-name="P4" xml:id="id111" draw:id="id111" draw:layer="layout" svg:width="3.429cm" svg:height="1.27cm" svg:x="22.969cm" svg:y="12.5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13.144cm" svg:x2="21.398cm" svg:y2="11.63cm" draw:start-shape="id111" draw:start-glue-point="3" draw:end-shape="id118" svg:d="M22969 13144h-786v-1514h-785" svg:viewBox="0 0 1572 1515">
          <text:p/>
        </draw:connector>
        <draw:connector draw:style-name="gr4" draw:text-style-name="P7" draw:layer="layout" svg:x1="22.969cm" svg:y1="13.144cm" svg:x2="21.398cm" svg:y2="14.644cm" draw:start-shape="id111" draw:start-glue-point="3" draw:end-shape="id115" svg:d="M22969 13144h-786v1500h-785" svg:viewBox="0 0 1572 1501">
          <text:p/>
        </draw:connector>
        <draw:custom-shape draw:style-name="gr5" draw:text-style-name="P6" xml:id="id119" draw:id="id119" draw:layer="layout" svg:width="3.429cm" svg:height="1.27cm" svg:x="22.969cm" svg:y="6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6.109cm" svg:x2="24.683cm" svg:y2="5.379cm" draw:start-shape="id119" draw:start-glue-point="0" draw:end-shape="id120" svg:d="M24683 6109v-730" svg:viewBox="0 0 1 731">
          <text:p/>
        </draw:connector>
        <draw:custom-shape draw:style-name="gr3" draw:text-style-name="P4" xml:id="id121" draw:id="id121" draw:layer="layout" svg:width="3.429cm" svg:height="1.27cm" svg:x="17.969cm" svg:y="5.6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6" draw:id="id116" draw:layer="layout" svg:width="3.429cm" svg:height="1.27cm" svg:x="17.969cm" svg:y="2.5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0" draw:id="id120" draw:layer="layout" svg:width="3.429cm" svg:height="1.27cm" svg:x="22.969cm" svg:y="4.1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4.744cm" svg:x2="21.398cm" svg:y2="3.23cm" draw:start-shape="id120" draw:start-glue-point="3" draw:end-shape="id116" svg:d="M22969 4744h-786v-1514h-785" svg:viewBox="0 0 1572 1515">
          <text:p/>
        </draw:connector>
        <draw:connector draw:style-name="gr4" draw:text-style-name="P7" draw:layer="layout" svg:x1="22.969cm" svg:y1="4.744cm" svg:x2="21.398cm" svg:y2="6.244cm" draw:start-shape="id120" draw:start-glue-point="3" draw:end-shape="id121" svg:d="M22969 4744h-786v1500h-785" svg:viewBox="0 0 1572 1501">
          <text:p/>
        </draw:connector>
        <draw:connector draw:style-name="gr4" draw:text-style-name="P7" draw:layer="layout" svg:x1="17.969cm" svg:y1="6.244cm" svg:x2="16.398cm" svg:y2="4.73cm" draw:start-shape="id121" draw:start-glue-point="3" draw:end-shape="id114" svg:d="M17969 6244h-786v-1514h-785" svg:viewBox="0 0 1572 1515">
          <text:p/>
        </draw:connector>
        <draw:connector draw:style-name="gr8" draw:text-style-name="P7" draw:layer="layout" svg:x1="14.621cm" svg:y1="8.893cm" svg:x2="14.621cm" svg:y2="7.591cm" draw:start-shape="id122" draw:start-glue-point="0" draw:end-shape="id123" svg:d="M14621 8893v-1302" svg:viewBox="0 0 1 1303">
          <text:p/>
        </draw:connector>
        <draw:frame draw:style-name="gr9" draw:text-style-name="P10" draw:layer="layout" svg:width="7.91cm" svg:height="0.869cm" svg:x="15.171cm" svg:y="7.893cm">
          <draw:text-box>
            <text:p><text:span text:style-name="T4">git push origin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45:03.819231000</meta:creation-date>
    <dc:date>2017-02-12T23:02:34.592196000</dc:date>
    <meta:editing-duration>PT3H54M43S</meta:editing-duration>
    <meta:editing-cycles>24</meta:editing-cycles>
    <meta:generator>LibreOffice/5.2.3.3$MacOSX_X86_64 LibreOffice_project/d54a8868f08a7b39642414cf2c8ef2f228f780cf</meta:generator>
    <meta:document-statistic meta:object-count="260"/>
  </office:meta>
</office:document-meta>
</file>